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Тема 1.1.3 Научная картина мира</text:title></text:p>
      <text:p text:style-name="OrgTitle"/>
      <text:p text:style-name="OrgSubtitle"><text:initial-creator>Кормышев Егор</text:initial-creator></text:p>
      <text:p text:style-name="OrgSubtitle"/>
      <text:p text:style-name="OrgSubtitle">05.11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bc06226">1. Определение</text:a></text:p>
          <text:p text:style-name="Contents_20_2"><text:a xlink:type="simple" xlink:href="#org7b38ebf">1.1. Компоненты НКМ</text:a></text:p>
          <text:p text:style-name="Contents_20_2"><text:a xlink:type="simple" xlink:href="#org812c85e">1.2. Принципы НКМ</text:a></text:p>
          <text:p text:style-name="Contents_20_3"><text:a xlink:type="simple" xlink:href="#org3d871eb">1.2.1. Общенаучные принципы</text:a></text:p>
        </text:index-body>
      </text:table-of-content>
      <text:h text:style-name="Heading_20_1" text:outline-level="1" text:is-list-header="false">
<text:bookmark-start text:name="OrgXref.orgbc06226"/>
<text:bookmark text:name="orgbc06226"/>Определение
<text:bookmark-end text:name="OrgXref.orgbc06226"/></text:h>
      <text:p text:style-name="Text_20_body"><text:span text:style-name="Bold">Научная картина мипа (НКМ)</text:span> - целостное представление о мире на данном этапе развития общества и научного знания
</text:p>
      <text:h text:style-name="Heading_20_2" text:outline-level="2" text:is-list-header="false">
<text:bookmark-start text:name="OrgXref.org7b38ebf"/>
<text:bookmark text:name="org7b38ebf"/>Компоненты НКМ
<text:bookmark-end text:name="OrgXref.org7b38ebf"/></text:h>
      <text:list text:style-name="OrgNumberedList" text:continue-numbering="false">
        <text:list-item>
          <text:p text:style-name="Text_20_body">Концептуальный
</text:p>
          <text:list text:style-name="OrgNumberedList" text:continue-numbering="true">
            <text:list-item>
              <text:p text:style-name="Text_20_body">филосовские понятия (материя)
</text:p>
            </text:list-item>
            <text:list-item>
              <text:p text:style-name="Text_20_body">Движение
</text:p>
            </text:list-item>
          </text:list>
        </text:list-item>
        <text:list-item>
          <text:p text:style-name="Text_20_body">Чувственно-образный
</text:p>
        </text:list-item>
      </text:list>
      <text:h text:style-name="Heading_20_2" text:outline-level="2" text:is-list-header="false">
<text:bookmark-start text:name="OrgXref.org812c85e"/>
<text:bookmark text:name="org812c85e"/>Принципы НКМ
<text:bookmark-end text:name="OrgXref.org812c85e"/></text:h>
      <text:list text:style-name="OrgNumberedList" text:continue-numbering="false">
        <text:list-item>
          <text:p text:style-name="Text_20_body">Принцип всеобщей взаимосвязи и взаимной обусловленности явлений и процессов
</text:p>
        </text:list-item>
        <text:list-item>
          <text:p text:style-name="Text_20_body">Принцип развития
</text:p>
        </text:list-item>
        <text:list-item>
          <text:p text:style-name="Text_20_body">Принцип единства мира
</text:p>
        </text:list-item>
        <text:list-item>
          <text:p text:style-name="Text_20_body">Общенаучные понятия (Физика)
</text:p>
        </text:list-item>
        <text:list-item>
          <text:p text:style-name="Text_20_body">Закон сохранения и превращения энергии и закон эволюционного развития
</text:p>
        </text:list-item>
        <text:list-item>
          <text:p text:style-name="Text_20_body">Закон эволюционного развития
</text:p>
        </text:list-item>
        <text:list-item>
          <text:p text:style-name="Text_20_body">Общенаучные принципы
</text:p>
        </text:list-item>
      </text:list>
      <text:h text:style-name="Heading_20_3" text:outline-level="3" text:is-list-header="false">
<text:bookmark-start text:name="OrgXref.org3d871eb"/>
<text:bookmark text:name="org3d871eb"/>Общенаучные принципы
<text:bookmark-end text:name="OrgXref.org3d871eb"/></text:h>
      <text:list text:style-name="OrgNumberedList" text:continue-numbering="false">
        <text:list-item>
          <text:p text:style-name="Text_20_body">Принцип детерменизма - все определено предшествующими событиями и определяет последующие события (Случайности не случайны)
</text:p>
        </text:list-item>
        <text:list-item>
          <text:p text:style-name="Text_20_body">Принцип верификации - научной значимостью обладают только те знания, содержание которых можно обосновать с помощью наблюдений и экспериментов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</dc:creator>
    <meta:initial-creator>Кормышев Егор</meta:initial-creator>
    <dc:date>2024-11-07T11:49:21</dc:date>
    <meta:creation-date>2024-11-07T11:49:21</meta:creation-date>
    <meta:generator>Emacs 29.4 (Org mode 9.8-pre)</meta:generator>
    <meta:keyword/>
    <dc:subject/>
    <dc:title>Тема 1.1.3 Научная картина мира</dc:title>
  </office:meta>
</office:document-meta>
</file>